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7.812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 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/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sudo /usr/local/etc/radiusd restart</text:p>
                  </text:list-item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 </text:span><text:span text:style-name="T22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3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2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4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2:57:27</dc:date>
    <meta:editing-cycles>593</meta:editing-cycles>
    <meta:editing-duration>P10DT14H50M38S</meta:editing-duration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